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10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28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cm" svg:y1="1.616cm" svg:x2="5cm" svg:y2="1.616cm">
          <text:p/>
        </draw:line>
        <draw:line draw:style-name="gr2" draw:text-style-name="P1" draw:layer="layout" svg:x1="2.359cm" svg:y1="2.778cm" svg:x2="4.859cm" svg:y2="2.778cm">
          <text:p/>
        </draw:line>
        <draw:frame draw:style-name="gr3" draw:layer="layout" svg:width="2.928cm" svg:height="0.962cm" svg:x="1.072cm" svg:y="1.616cm">
          <draw:text-box>
            <text:p>données</text:p>
          </draw:text-box>
        </draw:frame>
        <draw:frame draw:style-name="gr4" draw:text-style-name="P2" draw:layer="layout" svg:width="1cm" svg:height="2cm" svg:x="3.699cm" svg:y="1.338cm">
          <draw:text-box>
            <text:p text:style-name="P1"><text:span text:style-name="T1">.</text:span></text:p>
            <text:p text:style-name="P1"><text:span text:style-name="T1">.</text:span></text:p>
            <text:p text:style-name="P1"><text:span text:style-name="T1">.</text:span></text:p>
          </draw:text-box>
        </draw:frame>
        <draw:line draw:style-name="gr1" draw:text-style-name="P1" draw:layer="layout" svg:x1="8.5cm" svg:y1="2.116cm" svg:x2="11cm" svg:y2="2.116cm">
          <text:p/>
        </draw:line>
        <draw:frame draw:style-name="gr5" draw:layer="layout" svg:width="3.428cm" svg:height="0.962cm" svg:x="8.572cm" svg:y="1.116cm">
          <draw:text-box>
            <text:p>résultat</text:p>
          </draw:text-box>
        </draw:frame>
        <draw:custom-shape draw:style-name="gr6" draw:text-style-name="P1" draw:layer="layout" svg:width="3.5cm" svg:height="2cm" svg:x="5cm" svg:y="1cm">
          <text:p text:style-name="P1">méthode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6-17T16:15:45</meta:creation-date>
    <dc:date>2010-05-21T22:05:07</dc:date>
    <meta:editing-duration>PT00H10M13S</meta:editing-duration>
    <meta:editing-cycles>3</meta:editing-cycles>
    <meta:generator>OpenOffice.org/3.2$Linux OpenOffice.org_project/320m12$Build-9483</meta:generator>
    <dc:creator>Marco Codutti</dc:creator>
    <meta:document-statistic meta:object-count="7"/>
  </office:meta>
</office:document-meta>
</file>